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35S</meta:editing-duration>
    <meta:editing-cycles>2</meta:editing-cycles>
    <dc:date>2021-01-28T09:19:47.86</dc:date>
    <dc:creator>Aulas </dc:creator>
    <meta:document-statistic meta:object-count="25"/>
    <meta:generator>OpenOffice/4.1.6$Win32 OpenOffice.org_project/416m1$Build-9790</meta:generator>
  </office:meta>
</office:document-meta>
</file>